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bc45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d0ae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0d0ae2" officeooo:paragraph-rsid="000d0ae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paragraph-rsid="000bc45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cc00" loext:opacity="100%" style:font-name="Arial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bc45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45d" style:font-weight-asian="normal" style:font-weight-complex="normal"/>
    </style:style>
    <style:style style:name="T3" style:family="text">
      <style:text-properties officeooo:rsid="000bc45d"/>
    </style:style>
    <style:style style:name="T4" style:family="text">
      <style:text-properties officeooo:rsid="000d0ae2"/>
    </style:style>
    <style:style style:name="T5" style:family="text">
      <style:text-properties officeooo:rsid="000e81d2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ussion autour des améliorations demandées par M Hoguin</text:p>
      <text:p text:style-name="P1"/>
      <text:p text:style-name="P6">TDB : Renommer « Type de ticket »</text:p>
      <text:p text:style-name="P6">→ <text:span text:style-name="T2">Enzo Assia</text:span></text:p>
      <text:p text:style-name="P2">sélection</text:p>
      <text:p text:style-name="P2"/>
      <text:p text:style-name="P2"/>
      <text:p text:style-name="P8">Associer aux titres/mots-clés un tag (ex [AUTRE] [MATERIEL]...)</text:p>
      <text:p text:style-name="P4">→ <text:span text:style-name="T4">Matthieu</text:span></text:p>
      <text:p text:style-name="P2">- Ajouter attribut catégorie (tag) pour titre et mots-clés</text:p>
      <text:p text:style-name="P2">- Adm page création titre et mots-clés</text:p>
      <text:p text:style-name="P2"><text:s text:c="2"/>→ liste déroulante qui propose un tag à côté de l'entrée pour insérer le titre/mot-clé</text:p>
      <text:p text:style-name="P2">- Quand on sélectionne un titre, seul les mots-clés associés sont afficher dans la liste</text:p>
      <text:p text:style-name="P2"><text:s text:c="3"/>mot-clé</text:p>
      <text:p text:style-name="P2"/>
      <text:p text:style-name="P9">Manuel d'utilisateur</text:p>
      <text:p text:style-name="P6"/>
      <text:p text:style-name="P6"/>
      <text:p text:style-name="P6">ESPACE : Faute d'orthographe « estimée » dans pop-up</text:p>
      <text:p text:style-name="P7">→ <text:span text:style-name="T2">Assia</text:span></text:p>
      <text:p text:style-name="P6"/>
      <text:p text:style-name="P6">ESPACE : Le technicien ne doit pas pouvoir se désinscrire</text:p>
      <text:p text:style-name="P7">→ <text:span text:style-name="T2">Assia Matthieu</text:span></text:p>
      <text:p text:style-name="P2">- Modif fonction SQL 2 FONCTIONS A MODIFIER ATTENTION</text:p>
      <text:p text:style-name="P2">- Modif fonction affichageMenuHaut</text:p>
      <text:p text:style-name="P6"/>
      <text:p text:style-name="P6">Niveau d'urgence « En attente »</text:p>
      <text:p text:style-name="P7">→ <text:span text:style-name="T2">Matthieu ?</text:span></text:p>
      <text:p text:style-name="P6"><text:span text:style-name="T1">« En attente » devient « En vérification »</text:span> </text:p>
      <text:p text:style-name="P2">- Modifier code création vue</text:p>
      <text:p text:style-name="P2">- Modifier code php ?</text:p>
      <text:list text:style-name="L1">
        <text:list-item>
          <text:p text:style-name="P10">Modifier tickets tests</text:p>
        </text:list-item>
        <text:list-item>
          <text:p text:style-name="P13"/>
        </text:list-item>
      </text:list>
      <text:p text:style-name="P6"/>
      <text:p text:style-name="P6">Les cases cochées repassent en haut de la liste</text:p>
      <text:p text:style-name="P6">→ <text:span text:style-name="T2">Enzo Florent</text:span></text:p>
      <text:p text:style-name="P6"/>
      <text:p text:style-name="P6">ADM W : Retirer les administrateurs de la liste des utilisateurs pour gestion tech </text:p>
      <text:p text:style-name="P7">→ <text:span text:style-name="T2">Florent</text:span></text:p>
      <text:p text:style-name="P3"/>
      <text:p text:style-name="P8">ADM W : Gestion des techniciens</text:p>
      <text:p text:style-name="P14">→ <text:span text:style-name="T3">Tom </text:span></text:p>
      <text:p text:style-name="P2">- <text:span text:style-name="T5">Manque le style des alertes JS</text:span></text:p>
      <text:p text:style-name="P2"/>
      <text:p text:style-name="P2"/>
      <text:p text:style-name="P2"/>
      <text:p text:style-name="P6">ADM S : Renommer « Historique » en « Historique des tickets fermés »</text:p>
      <text:p text:style-name="P7">→ <text:span text:style-name="T2">Enzo</text:span></text:p>
      <text:p text:style-name="P6"/>
      <text:p text:style-name="P6">ADM S : Faire un menu sous ADM SYS pour afficher 2 ancres : Historique et J. A.</text:p>
      <text:p text:style-name="P7">→ <text:span text:style-name="T2">Tom</text:span></text:p>
      <text:p text:style-name="P6"/>
      <text:p text:style-name="P8"><text:soft-page-break/>ADM S :<text:span text:style-name="T1"> </text:span>Journaux d'activités</text:p>
      <text:p text:style-name="P7">→ <text:span text:style-name="T2">Florent</text:span></text:p>
      <text:p text:style-name="P2">- Dans tableau : afficher les fichiers dispo</text:p>
      <text:p text:style-name="P2"><text:tab/>→ Clique sur un fichier : affiche son contenu</text:p>
      <text:p text:style-name="P2">- Archivage des JA : création d'un nouveau fichier propre, renommage du vieux fichier</text:p>
      <text:p text:style-name="P2">- Ajouter désinscription</text:p>
      <text:p text:style-name="P2">- Distinguer les vrais et faux utilisateurs lors des tentatives de connexion</text:p>
      <text:p text:style-name="P2">- BONUS : Gérer fichiers logs Apache</text:p>
      <text:p text:style-name="P2"/>
      <text:p text:style-name="P2"/>
      <text:p text:style-name="P8">ADM S : Modération</text:p>
      <text:p text:style-name="P2">- Bloquer, débloquer les IP après trop de tentative à connexion TIX</text:p>
      <text:p text:style-name="P2">- Bannir/débannir des comptes ?</text:p>
      <text:p text:style-name="P2">- Gérer fail2ban via TIX</text:p>
      <text:p text:style-name="P2"/>
      <text:p text:style-name="P6">STATISTIQUE</text:p>
      <text:p text:style-name="P4">→ <text:span text:style-name="T4">Tom</text:span></text:p>
      <text:p text:style-name="P2">Récupérer les données des csv pour les affichers</text:p>
      <text:p text:style-name="P2"/>
      <text:p text:style-name="P2"/>
      <text:p text:style-name="P2"/>
      <text:p text:style-name="P3">- Redirection tdb pour creerTicket modifTicket : enlever la redirection js</text:p>
      <text:p text:style-name="P3"><text:tab/>→ <text:span text:style-name="T4">Enzo</text:span></text:p>
      <text:p text:style-name="P3">- <text:span text:style-name="T4">Régler pb retour des données inscription quand erreur</text:span></text:p>
      <text:p text:style-name="P5"><text:tab/>→ Enzo</text:p>
      <text:p text:style-name="P5">- Système jeton à revoir</text:p>
      <text:p text:style-name="P5"><text:tab/>→ Florent Matthie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 b</meta:initial-creator>
    <meta:creation-date>2024-01-23T10:11:01.72</meta:creation-date>
    <meta:generator>LibreOffice/7.4.5.1$Windows_x86 LibreOffice_project/9c0871452b3918c1019dde9bfac75448afc4b57f</meta:generator>
    <dc:date>2024-02-10T16:30:14.330000000</dc:date>
    <meta:editing-duration>PT1H54M33S</meta:editing-duration>
    <meta:editing-cycles>26</meta:editing-cycles>
    <meta:document-statistic meta:table-count="0" meta:image-count="0" meta:object-count="0" meta:page-count="2" meta:paragraph-count="57" meta:word-count="357" meta:character-count="1983" meta:non-whitespace-character-count="1672"/>
  </office:meta>
</office:document-meta>
</file>